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bb3" officeooo:paragraph-rsid="00079bb3"/>
    </style:style>
    <style:style style:name="P2" style:family="paragraph" style:parent-style-name="Standard">
      <style:text-properties fo:font-weight="normal" officeooo:rsid="0014333f" officeooo:paragraph-rsid="0014333f" style:font-weight-asian="normal" style:font-weight-complex="normal"/>
    </style:style>
    <style:style style:name="P3" style:family="paragraph" style:parent-style-name="Standard" style:list-style-name="L1">
      <style:text-properties officeooo:rsid="00079bb3" officeooo:paragraph-rsid="00079bb3"/>
    </style:style>
    <style:style style:name="P4" style:family="paragraph" style:parent-style-name="Standard" style:list-style-name="L1">
      <style:text-properties officeooo:rsid="00096bba" officeooo:paragraph-rsid="00096bba"/>
    </style:style>
    <style:style style:name="P5" style:family="paragraph" style:parent-style-name="Standard" style:list-style-name="L1">
      <style:text-properties officeooo:rsid="000fa8df" officeooo:paragraph-rsid="000fa8df"/>
    </style:style>
    <style:style style:name="P6" style:family="paragraph" style:parent-style-name="Standard" style:list-style-name="L1">
      <style:text-properties officeooo:rsid="000f3c2f" officeooo:paragraph-rsid="000f3c2f"/>
    </style:style>
    <style:style style:name="P7" style:family="paragraph" style:parent-style-name="Standard" style:list-style-name="L1">
      <style:text-properties fo:font-weight="bold" officeooo:rsid="000f3c2f" officeooo:paragraph-rsid="000f3c2f" style:font-weight-asian="bold" style:font-weight-complex="bold"/>
    </style:style>
    <style:style style:name="P8" style:family="paragraph" style:parent-style-name="Standard" style:list-style-name="L1">
      <style:text-properties fo:font-weight="bold" officeooo:rsid="000fa8df" officeooo:paragraph-rsid="000fa8df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f3c2f" officeooo:paragraph-rsid="000f3c2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fa8df" officeooo:paragraph-rsid="000fa8d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0d1d7" officeooo:paragraph-rsid="0010d1d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26270" officeooo:paragraph-rsid="0012627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4333f" officeooo:paragraph-rsid="0014333f" style:font-weight-asian="normal" style:font-weight-complex="normal"/>
    </style:style>
    <style:style style:name="P14" style:family="paragraph" style:parent-style-name="Standard">
      <style:text-properties officeooo:rsid="0014333f" officeooo:paragraph-rsid="001433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f37"/>
    </style:style>
    <style:style style:name="T3" style:family="text">
      <style:text-properties officeooo:rsid="000a62e0"/>
    </style:style>
    <style:style style:name="T4" style:family="text">
      <style:text-properties officeooo:rsid="000b1ba9"/>
    </style:style>
    <style:style style:name="T5" style:family="text">
      <style:text-properties officeooo:rsid="000b1c46"/>
    </style:style>
    <style:style style:name="T6" style:family="text">
      <style:text-properties officeooo:rsid="000fa8df"/>
    </style:style>
    <style:style style:name="T7" style:family="text">
      <style:text-properties officeooo:rsid="00126270"/>
    </style:style>
    <style:style style:name="T8" style:family="text">
      <style:text-properties officeooo:rsid="00162ec0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ay, so now we're going to cheat a little here. We don't have an actual client so we're to imagine up some requirements and they won't change mid-project.</text:p>
      <text:p text:style-name="P1"/>
      <text:p text:style-name="P1">So what are going to make? Since this is my first try at writing something like this, I decided to pick something simple enough that its easy to understand and model but complicated enough to require some fore-thought.</text:p>
      <text:p text:style-name="P1"/>
      <text:p text:style-name="P1">We will be building an <text:span text:style-name="T1">online student management and grading system</text:span>! I know this isn't a very exotic problem but I thought it captures the difficulties I'm aiming for.</text:p>
      <text:p text:style-name="P1"/>
      <text:p text:style-name="P1">So here is the difficult part, <text:span text:style-name="T2">or what would normally be difficult</text:span>, figuring out exactly what the client wants.</text:p>
      <text:p text:style-name="P1"/>
      <text:list xml:id="list2190991784486815852" text:style-name="L1">
        <text:list-item>
          <text:p text:style-name="P3">It has to be a web application.</text:p>
        </text:list-item>
        <text:list-item>
          <text:p text:style-name="P3">It will only be available on a local network so it doesn't need SSL or HTTPS protection. (Sorry I don't want to deal with that stuff for now). <text:span text:style-name="T3">Firewall rules to block outside access will be handled by the school's server administrator.</text:span></text:p>
        </text:list-item>
        <text:list-item>
          <text:p text:style-name="P4">As its an internal use app, it won't require <text:span text:style-name="T3">extensive designing, the interface should be simplistic but should still be intuitive enough for the teachers to use easily.</text:span></text:p>
        </text:list-item>
        <text:list-item>
          <text:p text:style-name="P5">Each classroom teaches only 4 subjects: Mathematics, Science, Social Studies and Language</text:p>
        </text:list-item>
        <text:list-item>
          <text:p text:style-name="P5">A student can only be assigned to exactly one classroom in a year, while a classroom will have more than one student.</text:p>
        </text:list-item>
        <text:list-item>
          <text:p text:style-name="P5">A teacher can only be assigned to one classroom in a year.</text:p>
        </text:list-item>
        <text:list-item>
          <text:p text:style-name="P6">The application<text:span text:style-name="T8">'s users</text:span> will have the following roles and powers:</text:p>
          <text:list>
            <text:list-item>
              <text:p text:style-name="P7">Princip<text:span text:style-name="T6">a</text:span>l</text:p>
              <text:list>
                <text:list-item>
                  <text:p text:style-name="P9">Can add, edit or remove teachers and students from the system.</text:p>
                </text:list-item>
                <text:list-item>
                  <text:p text:style-name="P9">Can search for and view records of existing students and teachers.</text:p>
                </text:list-item>
                <text:list-item>
                  <text:p text:style-name="P10">Can search, add, edit or remove classrooms.</text:p>
                </text:list-item>
                <text:list-item>
                  <text:p text:style-name="P11">Can assign teachers to a classroom.</text:p>
                </text:list-item>
                <text:list-item>
                  <text:p text:style-name="P12">All abilities a teacher has.</text:p>
                </text:list-item>
              </text:list>
            </text:list-item>
            <text:list-item>
              <text:p text:style-name="P8">Teacher</text:p>
              <text:list>
                <text:list-item>
                  <text:p text:style-name="P10">Can add or remove students from a class.</text:p>
                </text:list-item>
                <text:list-item>
                  <text:p text:style-name="P10">Can edit student <text:span text:style-name="T7">scores but not other information.</text:span></text:p>
                </text:list-item>
              </text:list>
            </text:list-item>
          </text:list>
        </text:list-item>
        <text:list-item>
          <text:p text:style-name="P10">The application should generate a student's average score as well as their grade based on the following criteria</text:p>
          <text:list>
            <text:list-item>
              <text:p text:style-name="P10">A+ = average score is above 90%</text:p>
            </text:list-item>
            <text:list-item>
              <text:p text:style-name="P10">A = average score is above 80%</text:p>
            </text:list-item>
            <text:list-item>
              <text:p text:style-name="P10">A- = average score is above 70%</text:p>
            </text:list-item>
            <text:list-item>
              <text:p text:style-name="P10">B+ = average score is above 60%</text:p>
            </text:list-item>
            <text:list-item>
              <text:p text:style-name="P10">B = average score is above 50%</text:p>
            </text:list-item>
            <text:list-item>
              <text:p text:style-name="P10">B- = average score is above 40%</text:p>
            </text:list-item>
            <text:list-item>
              <text:p text:style-name="P10">F = average score is below 40%</text:p>
            </text:list-item>
          </text:list>
        </text:list-item>
        <text:list-item>
          <text:p text:style-name="P13">The school only has about 50 teachers at a time excluding the principal and each classroom will have around 30 students.</text:p>
        </text:list-item>
      </text:list>
      <text:p text:style-name="P2"/>
      <text:p text:style-name="P14"><text:span text:style-name="T9">There really isn't a reason for that last point in this case but you usually want to get an idea about the kind of traffic you're going to be see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7:17:42.681000000</meta:creation-date>
    <dc:date>2016-01-23T12:47:45.571000000</dc:date>
    <meta:editing-duration>PT2H23M22S</meta:editing-duration>
    <meta:editing-cycles>16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30" meta:word-count="448" meta:character-count="2443" meta:non-whitespace-character-count="2025"/>
  </office:meta>
</office:document-meta>
</file>